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officeooo:rsid="001a8795" officeooo:paragraph-rsid="001a8795"/>
    </style:style>
    <style:style style:name="P2" style:family="paragraph" style:parent-style-name="Standard">
      <style:text-properties officeooo:rsid="001b2418" officeooo:paragraph-rsid="001b2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erif1" style:font-size-asian="10.5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erif1" style:font-size-asian="10.5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wiss" style:font-size-asian="14pt" style:font-name-complex="Liberation Sans1" style:font-family-complex="'Liberation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asian="Liberation Serif1" style:font-family-asian="'Liberation Serif'" style:font-family-generic-asian="roman" style:font-size-asian="12pt" style:font-name-complex="Liberation Serif1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Liberation Serif1" style:font-family-asian="'Liberation Serif'" style:font-family-generic-asian="roman" style:font-size-asian="12pt" style:font-style-asian="italic" style:font-name-complex="Liberation Serif1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Liberation Serif1" style:font-family-asian="'Liberation Serif'" style:font-family-generic-asian="roman" style:font-size-asian="12pt" style:font-name-complex="Liberation Serif1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9:19:00.263312332</meta:creation-date>
    <meta:editing-duration>P0D</meta:editing-duration>
    <meta:editing-cycles>1</meta:editing-cycles>
    <meta:generator>LibreOffice/6.0.6.2$Linux_X86_64 LibreOffice_project/0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b003f007e00d600a7009c00460097008c0088009d00a70065005b00c10032">
    <SignedInfo>
      <CanonicalizationMethod Algorithm="http://www.w3.org/TR/2001/REC-xml-c14n-20010315"/>
      <SignatureMethod Algorithm="http://www.w3.org/2001/04/xmldsig-more#rsa-sha256"/>
      <Reference URI="Thumbnails/thumbnail.png">
        <DigestMethod Algorithm="http://www.w3.org/2001/04/xmlenc#sha256"/>
        <DigestValue>h9Be1PevS4CBu68q6HnhirCPPLiye8ywBjmQoUwEs8M=</DigestValue>
      </Reference>
      <Reference URI="mimetype">
        <DigestMethod Algorithm="http://www.w3.org/2001/04/xmlenc#sha256"/>
        <DigestValue>cU2+NwsKcGNmkhfZGyh1Zv6Lq7yFmbYpskR2/4G4NZ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ND0uZhgSA/6tkgUqBlkQXavyoBoz6TiKa+UtN9IM8Ak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Dz0lSJdY0RtRu0MrqyVg9Tn2nVlmukWFkr40Nno2IBs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tgHPTB3h202uT+bsEn4AeSmeirgSxs9dZFf8vOnd/eM=</DigestValue>
      </Reference>
      <Reference URI="manifest.rdf">
        <DigestMethod Algorithm="http://www.w3.org/2001/04/xmlenc#sha256"/>
        <DigestValue>rrKXmEsmowvZom8wSzm8fZGiZFdJs1578/RMS5UR3H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gi4EjwcnQH+u35hncgBrEQYo9LdGXgMARPDi9dqGvME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#ID_00ec006700db009800780051004900d100a800f3005300d9000b008b0095002b">
        <DigestMethod Algorithm="http://www.w3.org/2001/04/xmlenc#sha256"/>
        <DigestValue>JXGFKiFVe1piwbQOncmSyqHYwDy7YovS+D+vzp670G4=</DigestValue>
      </Reference>
      <Reference URI="#idSignedProperties" Type="http://uri.etsi.org/01903#SignedProperties">
        <DigestMethod Algorithm="http://www.w3.org/2001/04/xmlenc#sha256"/>
        <DigestValue>Gwp7vIqvFLcx6fwJNfp3JPtBugInG6s5HSMnMqS3Qno=</DigestValue>
      </Reference>
    </SignedInfo>
    <SignatureValue>CIIPI9ReAiJUSsQy+WMbnJNPxCGFE3nrW9h1SwHsSbYN9f9P8lwlpC6srQa06uHp
hDtEZBGjzbZbIFcCw0s2qijP9NCZlUlVzq1OI2KQXcTSbbdYU9D2XDvZhP2a9Pme
8fAuKw4AZXRo8yYbsDDOAadYmq7OPfi2xqO61didmUcwKiKl/ZIaNqtCBVV0MRvw
b16r+avs4cQfngY01HWs3kLQSHZAHqFNyi/5qiczfHnZMgD3TOnuU0HgDclhGz/U
JekrH1uZTmgu2In4HilHxPLBRD2ehKLLxh4f+3oQeVKnSTbH1k8gZ64RBbjYjkWK
UrpVOJYMHNvvkbztwG6/aA==</SignatureValue>
    <KeyInfo>
      <X509Data>
        <X509IssuerSerial>
          <X509IssuerName>CN=Xmlsecurity Intermediate Root CA,O=Xmlsecurity RSA Test,ST=England,C=UK</X509IssuerName>
          <X509SerialNumber>4096</X509SerialNumber>
        </X509IssuerSerial>
        <X509Certificate>MIIFGDCCAwCgAwIBAgICEAAwDQYJKoZIhvcNAQELBQAwaTELMAkGA1UEBhMCVUsxEDAOBgNVBAgMB0VuZ2xhbmQxHTAbBgNVBAoMFFhtbHNlY3VyaXR5IFJTQSBUZXN0MSkwJwYDVQQDDCBYbWxzZWN1cml0eSBJbnRlcm1lZGlhdGUgUm9vdCBDQTAgFw0xODEwMDYxOTQyNThaGA8yMTE4MDkxMjE5NDI1OFowazELMAkGA1UEBhMCVUsxEDAOBgNVBAgMB0VuZ2xhbmQxHTAbBgNVBAoMFFhtbHNlY3VyaXR5IFJTQSBUZXN0MSswKQYDVQQDDCJYbWxzZWN1cml0eSBSU0EgVGVzdCBleGFtcGxlIEFsaWNlMIIBIjANBgkqhkiG9w0BAQEFAAOCAQ8AMIIBCgKCAQEA00dJeduvg67xONvWDWdmypspZKzorkuWiYvFtLZ/WUQG5+CExovOOMX5xNwxFFwgfH5goJtW/+Jz2CIu9P7EVaPAWWCL554WUsu0plY9hXmJcgkkK52iUde/IcsdlovRervJNbjtZZX+NTwKhIB1PdMRbWFlYz8h65/ysK3xal9NfnkcUnvjoUX6ANL5auSAnTteMJJJgpEh2lyVE3+v9ydRrGTfdjSikum2GP3OD9AMQKRSNcUiVZ9P6sUO31UAK555JLC27KI6a48k4gLDa1AqXUPaX9kxen9FKk1aClzgl+fQ/RQEShjC3LUNczOCyY+j0ou6d+0XXpib0QoUYQIDAQABo4HFMIHCMAkGA1UdEwQCMAAwEQYJYIZIAYb4QgEBBAQDAgWgMDMGCWCGSAGG+EIBDQQmFiRPcGVuU1NMIEdlbmVyYXRlZCBDbGllbnQgQ2VydGlmaWNhdGUwHQYDVR0OBBYEFAY/LzoPqu7RihAD7zIAUiddVAkkMB8GA1UdIwQYMBaAFB5MARhhq/go7y+tqaL9J1uXDrj1MA4GA1UdDwEB/wQEAwIF4DAdBgNVHSUEFjAUBggrBgEFBQcDAgYIKwYBBQUHAwQwDQYJKoZIhvcNAQELBQADggIBABt5pNVN+hx+ZKRMlxRVlcgNGIeGZDE574GKoizHhL2LzAnEorG1OzRMyppH/FUhV6JETciaQ2lqDZTa7wRe4L3pKYx1NXiyLniu2uRyLPy5yRXWof4DBw4E/WGuPKuRTioSHS5aeJ/V1oVO0S0bXRF9DQasZtMrzF5RsAeJjKlrUvEg8/6buHIXzsa8077BGzUb8F2uIUCcfZZowf66EgRoSSRp3N2wU6tYgz4uqyQZR/OaOzhxBxAnElBInVwQyyGz66Nm6jmZbkRylPyyDUslIto+2riT37RhQLkFAOt8THqFc4JBtvolowLg4N5rtxz5Xgr0rD+h7VVf7FLEEeK4ckAmMOImBaKAavvMoSei8N9BfcwE7z9rJNcNYbIdUGwgc6wh8IuQel+hFb3wjuGzhH7QlJBsjC90ZqzJEJAv/vzm60nd/hg6tCFqQ5QnbzZaTXLB6S8P6cBOf3q9jStLxGd8VhoQxDUC08rVJd6cEvaYLMOeYrkp6DqtG8zLqeuflsmchSsGtqCxiVxSNO3pKOSfLlVmy5hnJccUtG95AiRSVCbg5bA8t/o7GHGw0JaC28yuptyVhomtt7qTm3esnpf7CkxIT1OlcUAfVt0ab4cIPLwnyD/UL5VWK9QEiqQLHgrlxahPw372fZBeXyJc/SWz2uMk0HhsMQwq+WZB</X509Certificate>
      </X509Data>
    </KeyInfo>
    <Object>
      <SignatureProperties>
        <SignatureProperty Id="ID_00ec006700db009800780051004900d100a800f3005300d9000b008b0095002b" Target="#ID_00fb003f007e00d600a7009c00460097008c0088009d00a70065005b00c10032">
          <dc:date xmlns:dc="http://purl.org/dc/elements/1.1/">2018-10-08T19:25:36.379741069</dc:date>
        </SignatureProperty>
      </SignatureProperties>
    </Object>
    <Object xmlns:xd="http://uri.etsi.org/01903/v1.3.2#">
      <xd:QualifyingProperties Target="#ID_00fb003f007e00d600a7009c00460097008c0088009d00a70065005b00c10032">
        <xd:SignedProperties Id="idSignedProperties">
          <xd:SignedSignatureProperties>
            <xd:SigningTime>2018-10-08T19:25:36.379741069</xd:SigningTime>
            <xd:SigningCertificate>
              <xd:Cert>
                <xd:CertDigest>
                  <DigestMethod Algorithm="http://www.w3.org/2001/04/xmlenc#sha256"/>
                  <DigestValue>ufzDPbCPFziJ+9J/nUKkcF7ZFySwxXA8Q+bQMvXDHtg=</DigestValue>
                </xd:CertDigest>
                <xd:IssuerSerial>
                  <X509IssuerName>CN=Xmlsecurity Intermediate Root CA,O=Xmlsecurity RSA Test,ST=England,C=UK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GDCCAwCgAwIBAgICEAAwDQYJKoZIhvcNAQELBQAwaTELMAkGA1UEBhMCVUsxEDAOBgNVBAgMB0VuZ2xhbmQxHTAbBgNVBAoMFFhtbHNlY3VyaXR5IFJTQSBUZXN0MSkwJwYDVQQDDCBYbWxzZWN1cml0eSBJbnRlcm1lZGlhdGUgUm9vdCBDQTAgFw0xODEwMDYxOTQyNThaGA8yMTE4MDkxMjE5NDI1OFowazELMAkGA1UEBhMCVUsxEDAOBgNVBAgMB0VuZ2xhbmQxHTAbBgNVBAoMFFhtbHNlY3VyaXR5IFJTQSBUZXN0MSswKQYDVQQDDCJYbWxzZWN1cml0eSBSU0EgVGVzdCBleGFtcGxlIEFsaWNlMIIBIjANBgkqhkiG9w0BAQEFAAOCAQ8AMIIBCgKCAQEA00dJeduvg67xONvWDWdmypspZKzorkuWiYvFtLZ/WUQG5+CExovOOMX5xNwxFFwgfH5goJtW/+Jz2CIu9P7EVaPAWWCL554WUsu0plY9hXmJcgkkK52iUde/IcsdlovRervJNbjtZZX+NTwKhIB1PdMRbWFlYz8h65/ysK3xal9NfnkcUnvjoUX6ANL5auSAnTteMJJJgpEh2lyVE3+v9ydRrGTfdjSikum2GP3OD9AMQKRSNcUiVZ9P6sUO31UAK555JLC27KI6a48k4gLDa1AqXUPaX9kxen9FKk1aClzgl+fQ/RQEShjC3LUNczOCyY+j0ou6d+0XXpib0QoUYQIDAQABo4HFMIHCMAkGA1UdEwQCMAAwEQYJYIZIAYb4QgEBBAQDAgWgMDMGCWCGSAGG+EIBDQQmFiRPcGVuU1NMIEdlbmVyYXRlZCBDbGllbnQgQ2VydGlmaWNhdGUwHQYDVR0OBBYEFAY/LzoPqu7RihAD7zIAUiddVAkkMB8GA1UdIwQYMBaAFB5MARhhq/go7y+tqaL9J1uXDrj1MA4GA1UdDwEB/wQEAwIF4DAdBgNVHSUEFjAUBggrBgEFBQcDAgYIKwYBBQUHAwQwDQYJKoZIhvcNAQELBQADggIBABt5pNVN+hx+ZKRMlxRVlcgNGIeGZDE574GKoizHhL2LzAnEorG1OzRMyppH/FUhV6JETciaQ2lqDZTa7wRe4L3pKYx1NXiyLniu2uRyLPy5yRXWof4DBw4E/WGuPKuRTioSHS5aeJ/V1oVO0S0bXRF9DQasZtMrzF5RsAeJjKlrUvEg8/6buHIXzsa8077BGzUb8F2uIUCcfZZowf66EgRoSSRp3N2wU6tYgz4uqyQZR/OaOzhxBxAnElBInVwQyyGz66Nm6jmZbkRylPyyDUslIto+2riT37RhQLkFAOt8THqFc4JBtvolowLg4N5rtxz5Xgr0rD+h7VVf7FLEEeK4ckAmMOImBaKAavvMoSei8N9BfcwE7z9rJNcNYbIdUGwgc6wh8IuQel+hFb3wjuGzhH7QlJBsjC90ZqzJEJAv/vzm60nd/hg6tCFqQ5QnbzZaTXLB6S8P6cBOf3q9jStLxGd8VhoQxDUC08rVJd6cEvaYLMOeYrkp6DqtG8zLqeuflsmchSsGtqCxiVxSNO3pKOSfLlVmy5hnJccUtG95AiRSVCbg5bA8t/o7GHGw0JaC28yuptyVhomtt7qTm3esnpf7CkxIT1OlcUAfVt0ab4cIPLwnyD/UL5VWK9QEiqQLHgrlxahPw372fZBeXyJc/SWz2uMk0HhsMQwq+WZB</xd:EncapsulatedX509Certificate>
              <xd:EncapsulatedX509Certificate>MIIFsjCCA5qgAwIBAgICEAAwDQYJKoZIhvcNAQELBQAwZTELMAkGA1UEBhMCVUsxEDAOBgNVBAgMB0VuZ2xhbmQxHTAbBgNVBAoMFFhtbHNlY3VyaXR5IFJTQSBUZXN0MSUwIwYDVQQDDBxYbWxzZWN1cml0eSBSU0EgVGVzdCBSb290IENBMCAXDTE4MTAwNjE5NDI1OFoYDzIxMTgwOTEyMTk0MjU4WjBpMQswCQYDVQQGEwJVSzEQMA4GA1UECAwHRW5nbGFuZDEdMBsGA1UECgwUWG1sc2VjdXJpdHkgUlNBIFRlc3QxKTAnBgNVBAMMIFhtbHNlY3VyaXR5IEludGVybWVkaWF0ZSBSb290IENBMIICIjANBgkqhkiG9w0BAQEFAAOCAg8AMIICCgKCAgEAucO6ddHjhnHrjGskcCjdiG78H8gpjVkNw6dqGuQjy3a8WzlovjgSw3s+0brK9QtclqSZJS1RtTZqpgLsEnSE6fbuNlRQMlSOWpM3MR0zF7wDitwzgrHPqPEtQGKXwZzDwzm+RvxeIp9SW5lDTJJ+38eFBnEVj6BrctQsGAEMsMCAfgAIw3a5h0WbQCrmQRy2kEeRY+JXm1HaJk3bKTCzUVtQxqrA7wweMq0l0Urahvf0J218QMUN5mAFKG5wUmG+yJih9sjn/HXGbkAfivzlf7/DUYMJmBb95fmBJQh+l2UfmRVnn8lOFL4YG2VnJsZc5Q3WwkVmo2lyLS2mR3N/j1aNkHuO0NbYd1zGqPwhT0US14vVhwKsaTSSV0xTxxFIkHc//Wp9KVOEAVHUXZ509FWbhsyGIDVdYyTTs7/7Bp6uql9IUcIazSa8JJXTy8zV38Ps/NHthHHgNdYnU0XPk/qkV6mLb9O3S5n3M01JvnhyC/ZVY42Eoy160L9plu/+ZFyHEDesXIQbSLBxcrbzV4J2iJGFuIsm2pyrULcFcl30F9wOC9kkckVrVJBnmO3qZIG6MWlcA+ANJJKwcQA00bnh9oDI5ytTVXrftzIDF+4hpVntmHzb2hDSzk1t8rVH44jNYSTC5SI3g5b/RodGihrqyjSb4OVYWa0xI/sco2sCAwEAAaNmMGQwHQYDVR0OBBYEFB5MARhhq/go7y+tqaL9J1uXDrj1MB8GA1UdIwQYMBaAFFsP4qL6k7Rl1I/1o2ikkkiwETzMMBIGA1UdEwEB/wQIMAYBAf8CAQAwDgYDVR0PAQH/BAQDAgGGMA0GCSqGSIb3DQEBCwUAA4ICAQCZNKPnL0YfkXtJRG21C53zR4sSAzsv6SjgGtyimAYgA0zgVMsdQqdENFACnx5BFUxAa1AA5NDPexNtCjJ3KVZhLAKaW1jqlrBZ3vIdp8BdSvHm14Ldydzs7a3JjJ7uJrdXCJKoB4YdW9QB2umvzSJ4ZkquQndWs0HW68a7/C3LSI6etMtotwDFUfnnxo+WDquImaQZtgaHtHg3bWa7NxZjTnodPKi4lNzMXVww/jMd/pxIEax2zOLLypk5oURemVk2tQgqYGF84YQ/O8Gc6qz0woLDhDA9h+5uEIMWpK2pN4yGkbxckCVa24NQkF3aBcPOe4/+x4M7ihHeG6bnb0uZPy+uHsPh3xSG+RLVneiSbXqK8OtB7gTo9ZpnrB2DuGaIl8UM+Xiaztt6cD1iELmypwm2bhcS+I88baqfdh50XV+vSGK54EawSlKAcxPV/kekrkI6IwVETIXauZY0XroPhMxIPcew+XCHVE9sSebiJLUINvZM8rYVb74s7UgpDpqh6E+HC2YQ11VsxDj6myKdzScFjExawmbWcNzCfaa3+ipo6YBFmEDp18U0NtgJ/d6KCVX/5kkKoC9bObw+FbSxyj5zKH9u1bwJ/FEj90GjC4DYS2hITg3Opfdv4dZNXC2pcVhkuhfLgR7Ln5nuXD8r3EcTwHMXUJmfLttUuy2t2A==</xd:EncapsulatedX509Certificate>
              <xd:EncapsulatedX509Certificate>MIIFsjCCA5qgAwIBAgIJAPJADUvpvkgVMA0GCSqGSIb3DQEBCwUAMGUxCzAJBgNVBAYTAlVLMRAwDgYDVQQIDAdFbmdsYW5kMR0wGwYDVQQKDBRYbWxzZWN1cml0eSBSU0EgVGVzdDElMCMGA1UEAwwcWG1sc2VjdXJpdHkgUlNBIFRlc3QgUm9vdCBDQTAgFw0xODEwMDYxOTQyNTdaGA8yMTE4MDkxMjE5NDI1N1owZTELMAkGA1UEBhMCVUsxEDAOBgNVBAgMB0VuZ2xhbmQxHTAbBgNVBAoMFFhtbHNlY3VyaXR5IFJTQSBUZXN0MSUwIwYDVQQDDBxYbWxzZWN1cml0eSBSU0EgVGVzdCBSb290IENBMIICIjANBgkqhkiG9w0BAQEFAAOCAg8AMIICCgKCAgEAyBdQk8Rgdo2QuRS/c9wndqe9RmpxexqctOWJMTS/OstsYMsiCngh9t7jY3nDylnW+GZdEqELHC5RpU+eO/VvWar5+QSt1E8wVSOOoD430+EdRuDZCXKzBz1s2ByQgh0FhR15EWk67IO7U9u/i9Simoevt3fqYtzZfGy+mlpuuq6UVCIR/aIxO3/3lhzz1BIrNerShBbvGuCPJ7EPcoPzJSsRxkyY6M5+yJcqcQtG6CTyQSPuaXAXZIv89Ax31zOEcA7UxI4iS6Q6ppEhCTbs/J5rB/xdjKUsB1HI2VL2cXA8UKRoRQgc5wPzhv9aViEjQRvx7jvo7oUa1hZaUt6ypMUVaST3OolJDGUjqy8OkyDlgWIc4IFOdpzJzfn+43k4J2pL0cRNjadhh4mlkzQV4HGYIi3xctcOdmsojpOHNVVf1GxDDFmbKk/rP9AvIA0+rFLKBSrxososweSZ0FM4jFwNDB/p+Pv2AKRhRL9Eg44v1dysEVtvZaXjACD/uZT0I5pOFdERRjRZJhlchWK3SAFvUg8JNraw/Ze667j1kPTTjaMuM7loUNpAdk0Erda0LW+mgu9LtmS13KbydLCczVcVx1Djeq99qB5vwfzuNdiVsTUA+G05lQJXKZWUmPjVKNa97EfSAVR+WW5R3EmQPhk1LLdqS/wERuEzKjj+NRMCAwEAAaNjMGEwHQYDVR0OBBYEFFsP4qL6k7Rl1I/1o2ikkkiwETzMMB8GA1UdIwQYMBaAFFsP4qL6k7Rl1I/1o2ikkkiwETzMMA8GA1UdEwEB/wQFMAMBAf8wDgYDVR0PAQH/BAQDAgGGMA0GCSqGSIb3DQEBCwUAA4ICAQCkBpjUgsrUJ7ElcI73N7/H+8pk6XqGf2HiockrxhCQtqllhrQ2FH4qWBD4yk8tT1Mq6osWWUHstLRElhmdLl/+B8hsQDwYRm3OTiWE5XBN//vkacI8d8t6dyYCCTh4XCLyfmefPtji0fzdG32sRWIvj5BHZmYb2lTj/6ch8xIrp6EV63kK+A9RrF8zyqDzMZKa0+CSiE/dOOZ2iGRzfhXXw+nROQfAm7xBeLSqMvAKDJrrbn7eX6iGZHU2aYyEzzB95vXBeuxyut/P3AmhlsjgvvJnV5CCTKQyJD6s4LbKGF+liS1NtbrnbWpcKXNP3j4qLDZRL8bgckQYn33onIpS6kdYADw3Mb5gWgpEGq65zRE5gfMQhQjgefTGfIGOSt+3bsPW/TYSBy2JnfLwsNvRS626TV9l+x3kZ9MYPUjc29TZ39Odu9bceclblyaOVD2lauUtaqHWuwsEbrnmuVVGwUe9YCOHnAlbXvLid17+SE5J0Qx8RU/2stwEaYGSsohUAUkEcWUldWQH0PkXuTyQGf+Qr4S0ePbgF9u5NovfLGtsqh4BZD2JrHDHprFA6IGi6zTrtwKztb4B1U20wGzU5jQXQ8Af5cSizeA2yi2DNmKBZKQJbekwNJ+jhjQlbnBjx6XrGKxd5294D+spXUHmsGZsRdnl5R3JeVXviNXYQg==</xd:EncapsulatedX509Certificate>
            </xd:CertificateValues>
          </xd:UnsignedSignatureProperties>
        </xd:UnsignedProperties>
      </xd:QualifyingProperties>
    </Object>
  </Signature>
</document-signatures>
</file>